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450f" officeooo:paragraph-rsid="001a45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figurações do Visual Code</text:p>
      <text:p text:style-name="P1"/>
      <text:p text:style-name="P1">1) Em “Configurações” ir em “Word Wrap” selecionar “On”. (Isso faz o parágrafo ser ajustado ao ser mostrado na tela).</text:p>
      <text:p text:style-name="P1"/>
      <text:p text:style-name="P1">2) Deixar marcado em “Salvar Automaticamente”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4:45:36.130003687</meta:creation-date>
    <dc:date>2024-03-06T14:53:17.680049489</dc:date>
    <meta:editing-duration>PT7M41S</meta:editing-duration>
    <meta:editing-cycles>1</meta:editing-cycles>
    <meta:document-statistic meta:table-count="0" meta:image-count="0" meta:object-count="0" meta:page-count="1" meta:paragraph-count="3" meta:word-count="30" meta:character-count="191" meta:non-whitespace-character-count="164"/>
    <meta:generator>LibreOffice/7.3.7.2$Linux_X86_64 LibreOffice_project/30$Build-2</meta:generator>
  </office:meta>
</office:document-meta>
</file>